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1b36eb" officeooo:paragraph-rsid="002b0ce8" style:language-asian="zxx" style:country-asian="none" style:language-complex="zxx" style:country-complex="none"/>
    </style:style>
    <style:style style:name="P2" style:family="paragraph" style:parent-style-name="Standard">
      <style:text-properties fo:language="fr" fo:country="FR" officeooo:rsid="001b36eb" officeooo:paragraph-rsid="001b36eb" style:language-asian="zxx" style:country-asian="none" style:language-complex="zxx" style:country-complex="none"/>
    </style:style>
    <style:style style:name="P3" style:family="paragraph" style:parent-style-name="Standard">
      <style:text-properties fo:language="fr" fo:country="FR" officeooo:rsid="001b36eb" officeooo:paragraph-rsid="00206992" style:language-asian="zxx" style:country-asian="none" style:language-complex="zxx" style:country-complex="none"/>
    </style:style>
    <style:style style:name="P4" style:family="paragraph" style:parent-style-name="Standard">
      <style:text-properties fo:language="fr" fo:country="FR" officeooo:rsid="001b36eb" officeooo:paragraph-rsid="002754b1" style:language-asian="zxx" style:country-asian="none" style:language-complex="zxx" style:country-complex="none"/>
    </style:style>
    <style:style style:name="P5" style:family="paragraph" style:parent-style-name="Standard">
      <style:text-properties fo:language="fr" fo:country="FR" officeooo:rsid="0023dc25" officeooo:paragraph-rsid="0023dc25" fo:background-color="#ef413d" style:language-asian="zxx" style:country-asian="none" style:language-complex="zxx" style:country-complex="none"/>
    </style:style>
    <style:style style:name="P6" style:family="paragraph" style:parent-style-name="Standard">
      <style:text-properties fo:language="fr" fo:country="FR" officeooo:rsid="0025ddea" officeooo:paragraph-rsid="0025ddea" fo:background-color="#ef413d" style:language-asian="zxx" style:country-asian="none" style:language-complex="zxx" style:country-complex="none"/>
    </style:style>
    <style:style style:name="P7" style:family="paragraph" style:parent-style-name="Standard">
      <style:text-properties fo:language="fr" fo:country="FR" officeooo:rsid="00297a2f" officeooo:paragraph-rsid="002754b1" fo:background-color="#ef413d" style:language-asian="zxx" style:country-asian="none" style:language-complex="zxx" style:country-complex="none"/>
    </style:style>
    <style:style style:name="P8" style:family="paragraph" style:parent-style-name="Standard">
      <style:text-properties fo:language="fr" fo:country="FR" officeooo:rsid="001c20e5" officeooo:paragraph-rsid="001c20e5" fo:background-color="#ef413d" style:language-asian="zxx" style:country-asian="none" style:language-complex="zxx" style:country-complex="none"/>
    </style:style>
    <style:style style:name="T1" style:family="text">
      <style:text-properties officeooo:rsid="002754b1"/>
    </style:style>
    <style:style style:name="T2" style:family="text">
      <style:text-properties officeooo:rsid="0028acc5"/>
    </style:style>
    <style:style style:name="T3" style:family="text">
      <style:text-properties officeooo:rsid="002e16d9"/>
    </style:style>
    <style:style style:name="T4" style:family="text">
      <style:text-properties fo:background-color="#fff200" loext:char-shading-value="0"/>
    </style:style>
    <style:style style:name="T5" style:family="text">
      <style:text-properties officeooo:rsid="002e16d9" fo:background-color="#fff200" loext:char-shading-value="0"/>
    </style:style>
    <style:style style:name="T6" style:family="text">
      <style:text-properties officeooo:rsid="0028acc5" fo:background-color="#fff200" loext:char-shading-value="0"/>
    </style:style>
    <style:style style:name="T7" style:family="text">
      <style:text-properties officeooo:rsid="001c20e5" fo:background-color="#fff200" loext:char-shading-value="0"/>
    </style:style>
    <style:style style:name="T8" style:family="text">
      <style:text-properties officeooo:rsid="001f8454" fo:background-color="#fff200" loext:char-shading-value="0"/>
    </style:style>
    <style:style style:name="T9" style:family="text">
      <style:text-properties officeooo:rsid="001e926e" fo:background-color="#fff200" loext:char-shading-value="0"/>
    </style:style>
    <style:style style:name="T10" style:family="text">
      <style:text-properties officeooo:rsid="00221a38" fo:background-color="#fff200" loext:char-shading-value="0"/>
    </style:style>
    <style:style style:name="T11" style:family="text">
      <style:text-properties officeooo:rsid="0024376b" fo:background-color="#fff200" loext:char-shading-value="0"/>
    </style:style>
    <style:style style:name="T12" style:family="text">
      <style:text-properties officeooo:rsid="002f33fc" fo:background-color="#fff200" loext:char-shading-value="0"/>
    </style:style>
    <style:style style:name="T13" style:family="text">
      <style:text-properties fo:color="#7da7d8"/>
    </style:style>
    <style:style style:name="T14" style:family="text">
      <style:text-properties fo:color="#65c295"/>
    </style:style>
    <style:style style:name="T15" style:family="text">
      <style:text-properties fo:color="#f58220"/>
    </style:style>
    <style:style style:name="T16" style:family="text">
      <style:text-properties fo:color="#00ff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4">Erwan J</text:span>: <text:span text:style-name="T4">Quel est l'intérêt d'utiliser un capteur d'humidité </text:span><text:span text:style-name="T7">du sol et de l'air</text:span><text:span text:style-name="T4">?</text:span></text:p>
      <text:p text:style-name="P2"/>
      <text:p text:style-name="P5">Est-ce que l'utilis<text:span text:style-name="T3">a</text:span>tion d'un arroseur automatique connecté est respectueux de l'environnement et plu<text:span text:style-name="T1">s</text:span> économique</text:p>
      <text:p text:style-name="P2"/>
      <text:p text:style-name="P2"/>
      <text:p text:style-name="P3"><text:span text:style-name="T15">Amaury</text:span>: <text:span text:style-name="T4">Pourquoi les capteurs </text:span><text:span text:style-name="T12">d’humidité</text:span><text:span text:style-name="T4"> </text:span><text:span text:style-name="T8">de l'air</text:span><text:span text:style-name="T4"> doit être couplé avec un c</text:span><text:span text:style-name="T9">a</text:span><text:span text:style-name="T4">pteur de température ?</text:span></text:p>
      <text:p text:style-name="P3"/>
      <text:p text:style-name="P6">En quoi la démarche de projet nous familliarise-t-elle au monde de l'enseignement superieur et indirectement <text:s/>au monde du travail</text:p>
      <text:p text:style-name="P2"/>
      <text:p text:style-name="P4"><text:span text:style-name="T13">Lucas:</text:span><text:span text:style-name="T4"> </text:span><text:span text:style-name="T5">En quoi le fait </text:span><text:span text:style-name="T4">de programmer l'arrosage </text:span><text:span text:style-name="T6">à partir d'</text:span><text:span text:style-name="T4">une application téléphonique </text:span><text:span text:style-name="T6">présente des avantages</text:span><text:span text:style-name="T2"> </text:span></text:p>
      <text:p text:style-name="P4"/>
      <text:p text:style-name="P7">En quoi la complémetarité des membres d'un groupe est-elle un avantage lorsqu'on travaille sur un projet tel que l'arroseur automatique</text:p>
      <text:p text:style-name="P2"/>
      <text:p text:style-name="P2"/>
      <text:p text:style-name="P2"><text:span text:style-name="T16">Ewan</text:span>: <text:span text:style-name="T10">d'un point de vu</text:span><text:span text:style-name="T12">e</text:span><text:span text:style-name="T10"> écologique </text:span><text:span text:style-name="T4">quel est l'intérêt de mont</text:span><text:span text:style-name="T11">er le projet arromatiseur automatique</text:span><text:span text:style-name="T4"> </text:span><text:span text:style-name="T10">afin de</text:span><text:span text:style-name="T4"> mieux </text:span><text:span text:style-name="T10">gérer la </text:span><text:span text:style-name="T4">consomm</text:span><text:span text:style-name="T10">ation</text:span><text:span text:style-name="T4"> l'eau</text:span></text:p>
      <text:p text:style-name="P2"/>
      <text:p text:style-name="P8">Quels sont les différents paramètres à prendre en compte pour que l'application soit réellement performante et pratiq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45M53S</meta:editing-duration>
    <meta:editing-cycles>13</meta:editing-cycles>
    <meta:generator>LibreOffice/6.1.5.2$Windows_X86_64 LibreOffice_project/90f8dcf33c87b3705e78202e3df5142b201bd805</meta:generator>
    <dc:date>2021-05-19T10:24:45.186000000</dc:date>
    <meta:document-statistic meta:table-count="0" meta:image-count="0" meta:object-count="0" meta:page-count="1" meta:paragraph-count="8" meta:word-count="138" meta:character-count="926" meta:non-whitespace-character-count="794"/>
    <meta:user-defined meta:name="Info 1"/>
    <meta:user-defined meta:name="Info 2"/>
    <meta:user-defined meta:name="Info 3"/>
    <meta:user-defined meta:name="Info 4"/>
  </office:meta>
</office:document-meta>
</file>